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font-weight="bold" officeooo:rsid="001ff3cc" officeooo:paragraph-rsid="001ff3cc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2pt" fo:font-weight="bold" officeooo:rsid="00269b62" officeooo:paragraph-rsid="00269b62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2pt" fo:font-weight="normal" officeooo:rsid="0072e252" officeooo:paragraph-rsid="0072e25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" fo:font-size="12pt" fo:font-style="normal" officeooo:rsid="001d5274" officeooo:paragraph-rsid="0024fff0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DejaVu Sans" fo:font-size="10pt" officeooo:rsid="0018c2bd" officeooo:paragraph-rsid="005c1751" style:font-size-asian="10pt" style:font-size-complex="10pt"/>
    </style:style>
    <style:style style:name="P6" style:family="paragraph" style:parent-style-name="Standard">
      <style:text-properties style:font-name="DejaVu Sans" fo:font-size="10pt" officeooo:rsid="0018c2bd" officeooo:paragraph-rsid="0068a615" style:font-size-asian="10pt" style:font-size-complex="10pt"/>
    </style:style>
    <style:style style:name="P7" style:family="paragraph" style:parent-style-name="Standard">
      <style:text-properties style:font-name="DejaVu Sans" fo:font-size="10pt" officeooo:rsid="0016cadd" officeooo:paragraph-rsid="0069dfe5" style:font-size-asian="10pt" style:font-size-complex="10pt"/>
    </style:style>
    <style:style style:name="P8" style:family="paragraph" style:parent-style-name="Standard">
      <style:text-properties style:font-name="DejaVu Sans" fo:font-size="10pt" officeooo:rsid="0016cadd" officeooo:paragraph-rsid="005fb127" style:font-size-asian="10pt" style:font-size-complex="10pt"/>
    </style:style>
    <style:style style:name="P9" style:family="paragraph" style:parent-style-name="Standard">
      <style:text-properties style:font-name="DejaVu Sans" fo:font-size="10pt" officeooo:rsid="0016cadd" officeooo:paragraph-rsid="00604b52" style:font-size-asian="10pt" style:font-size-complex="10pt"/>
    </style:style>
    <style:style style:name="P10" style:family="paragraph" style:parent-style-name="Standard">
      <style:text-properties style:font-name="DejaVu Sans" fo:font-size="10pt" officeooo:rsid="0016cadd" officeooo:paragraph-rsid="00692645" style:font-size-asian="10pt" style:font-size-complex="10pt"/>
    </style:style>
    <style:style style:name="P11" style:family="paragraph" style:parent-style-name="Standard">
      <style:text-properties style:font-name="DejaVu Sans" fo:font-size="10pt" officeooo:rsid="00196239" officeooo:paragraph-rsid="005efec6" style:font-size-asian="10pt" style:font-size-complex="10pt"/>
    </style:style>
    <style:style style:name="P12" style:family="paragraph" style:parent-style-name="Standard">
      <style:text-properties style:font-name="DejaVu Sans" fo:font-size="10pt" fo:font-style="italic" officeooo:rsid="00196239" officeooo:paragraph-rsid="005c1751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DejaVu Sans" fo:font-size="10pt" fo:font-style="italic" officeooo:rsid="001a5cef" officeooo:paragraph-rsid="005c1751" style:font-size-asian="10pt" style:font-style-asian="italic" style:font-size-complex="10pt" style:font-style-complex="italic"/>
    </style:style>
    <style:style style:name="P14" style:family="paragraph" style:parent-style-name="Standard">
      <style:text-properties style:font-name="DejaVu Sans" fo:font-size="10pt" fo:font-style="normal" officeooo:rsid="0019be26" officeooo:paragraph-rsid="004f1c70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DejaVu Sans" fo:font-size="10pt" fo:font-style="normal" officeooo:rsid="0019be26" officeooo:paragraph-rsid="0061298a" style:font-size-asian="10pt" style:font-style-asian="normal" style:font-size-complex="10pt" style:font-style-complex="normal"/>
    </style:style>
    <style:style style:name="P16" style:family="paragraph" style:parent-style-name="Standard">
      <style:text-properties style:font-name="DejaVu Sans" fo:font-size="10pt" fo:font-style="normal" officeooo:rsid="001a5cef" officeooo:paragraph-rsid="0063141a" style:font-size-asian="10pt" style:font-style-asian="normal" style:font-size-complex="10pt" style:font-style-complex="normal"/>
    </style:style>
    <style:style style:name="P17" style:family="paragraph" style:parent-style-name="Standard">
      <style:text-properties style:font-name="DejaVu Sans" fo:font-size="10pt" fo:font-style="normal" officeooo:rsid="001a5cef" officeooo:paragraph-rsid="005d55f4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DejaVu Sans" fo:font-size="10pt" fo:font-style="normal" officeooo:rsid="001a5cef" officeooo:paragraph-rsid="0069dfe5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DejaVu Sans" fo:font-size="10pt" fo:font-style="normal" officeooo:rsid="001c4189" officeooo:paragraph-rsid="005e4dd5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0pt" fo:font-style="normal" officeooo:rsid="0086ace6" officeooo:paragraph-rsid="0086ace6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DejaVu Sans" fo:font-size="10pt" style:text-underline-style="none" fo:font-weight="normal" officeooo:rsid="00269b62" officeooo:paragraph-rsid="00269b6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DejaVu Sans" fo:font-size="10pt" officeooo:rsid="00269b62" officeooo:paragraph-rsid="00269b62" style:font-size-asian="10pt" style:font-size-complex="1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4f1c70" officeooo:paragraph-rsid="00269b62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erif" fo:font-size="12pt" fo:font-style="normal" officeooo:rsid="00852ab8" officeooo:paragraph-rsid="00852ab8" style:font-size-asian="12pt" style:font-style-asian="normal" style:font-size-complex="12pt" style:font-style-complex="normal"/>
    </style:style>
    <style:style style:name="T1" style:family="text">
      <style:text-properties officeooo:rsid="008d187d"/>
    </style:style>
    <style:style style:name="T2" style:family="text">
      <style:text-properties officeooo:rsid="00774fe8"/>
    </style:style>
    <style:style style:name="T3" style:family="text">
      <style:text-properties officeooo:rsid="007520c1"/>
    </style:style>
    <style:style style:name="T4" style:family="text">
      <style:text-properties officeooo:rsid="004b3df9"/>
    </style:style>
    <style:style style:name="T5" style:family="text">
      <style:text-properties officeooo:rsid="00522635"/>
    </style:style>
    <style:style style:name="T6" style:family="text">
      <style:text-properties officeooo:rsid="007d7237"/>
    </style:style>
    <style:style style:name="T7" style:family="text">
      <style:text-properties officeooo:rsid="0091b0a0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4f1c70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c4189" style:font-style-asian="italic" style:font-style-complex="italic"/>
    </style:style>
    <style:style style:name="T12" style:family="text">
      <style:text-properties fo:font-style="italic" officeooo:rsid="001d5274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4f1c7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59ad9c" style:font-weight-asian="bold" style:font-weight-complex="bold"/>
    </style:style>
    <style:style style:name="T16" style:family="text">
      <style:text-properties officeooo:rsid="001d527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0d26d" style:font-style-asian="normal" style:font-style-complex="normal"/>
    </style:style>
    <style:style style:name="T19" style:family="text">
      <style:text-properties fo:font-style="normal" officeooo:rsid="00269b62" style:font-style-asian="normal" style:font-style-complex="normal"/>
    </style:style>
    <style:style style:name="T20" style:family="text">
      <style:text-properties fo:font-style="normal" officeooo:rsid="001c4189" style:font-style-asian="normal" style:font-style-complex="normal"/>
    </style:style>
    <style:style style:name="T21" style:family="text">
      <style:text-properties fo:font-style="normal" officeooo:rsid="00219009" style:font-style-asian="normal" style:font-style-complex="normal"/>
    </style:style>
    <style:style style:name="T22" style:family="text">
      <style:text-properties fo:font-style="normal" officeooo:rsid="00371861" style:font-style-asian="normal" style:font-style-complex="normal"/>
    </style:style>
    <style:style style:name="T23" style:family="text">
      <style:text-properties fo:font-style="normal" officeooo:rsid="003afe18" style:font-style-asian="normal" style:font-style-complex="normal"/>
    </style:style>
    <style:style style:name="T24" style:family="text">
      <style:text-properties fo:font-style="normal" officeooo:rsid="0046284c" style:font-style-asian="normal" style:font-style-complex="normal"/>
    </style:style>
    <style:style style:name="T25" style:family="text">
      <style:text-properties fo:font-style="normal" officeooo:rsid="001d5274" style:font-style-asian="normal" style:font-style-complex="normal"/>
    </style:style>
    <style:style style:name="T26" style:family="text">
      <style:text-properties fo:font-style="normal" officeooo:rsid="00288e30" style:font-style-asian="normal" style:font-style-complex="normal"/>
    </style:style>
    <style:style style:name="T27" style:family="text">
      <style:text-properties fo:font-style="normal" officeooo:rsid="0054024b" style:font-style-asian="normal" style:font-style-complex="normal"/>
    </style:style>
    <style:style style:name="T28" style:family="text">
      <style:text-properties fo:font-style="normal" officeooo:rsid="005b8443" style:font-style-asian="normal" style:font-style-complex="normal"/>
    </style:style>
    <style:style style:name="T29" style:family="text">
      <style:text-properties fo:font-style="normal" officeooo:rsid="005efec6" style:font-style-asian="normal" style:font-style-complex="normal"/>
    </style:style>
    <style:style style:name="T30" style:family="text">
      <style:text-properties fo:font-style="normal" officeooo:rsid="00657d85" style:font-style-asian="normal" style:font-style-complex="normal"/>
    </style:style>
    <style:style style:name="T31" style:family="text">
      <style:text-properties officeooo:rsid="0020d26d"/>
    </style:style>
    <style:style style:name="T32" style:family="text">
      <style:text-properties officeooo:rsid="00219009"/>
    </style:style>
    <style:style style:name="T33" style:family="text">
      <style:text-properties officeooo:rsid="0054024b"/>
    </style:style>
    <style:style style:name="T34" style:family="text">
      <style:text-properties style:font-name="DejaVu Sans1" fo:font-style="normal" officeooo:rsid="0054024b" style:font-style-asian="normal" style:font-style-complex="normal"/>
    </style:style>
    <style:style style:name="T35" style:family="text">
      <style:text-properties style:font-name="DejaVu Sans1" fo:font-style="normal" officeooo:rsid="0020d26d" style:font-style-asian="normal" style:font-style-complex="normal"/>
    </style:style>
    <style:style style:name="T36" style:family="text">
      <style:text-properties style:font-name="DejaVu Sans1" fo:font-style="normal" officeooo:rsid="005b8443" style:font-style-asian="normal" style:font-style-complex="normal"/>
    </style:style>
    <style:style style:name="T37" style:family="text">
      <style:text-properties style:font-name="DejaVu Sans1" fo:font-style="normal" officeooo:rsid="005efec6" style:font-style-asian="normal" style:font-style-complex="normal"/>
    </style:style>
    <style:style style:name="T38" style:family="text">
      <style:text-properties style:font-name="DejaVu Sans1" fo:font-style="normal" officeooo:rsid="005fb127" style:font-style-asian="normal" style:font-style-complex="normal"/>
    </style:style>
    <style:style style:name="T39" style:family="text">
      <style:text-properties style:font-name="DejaVu Sans1" fo:font-style="normal" officeooo:rsid="00604b52" style:font-style-asian="normal" style:font-style-complex="normal"/>
    </style:style>
    <style:style style:name="T40" style:family="text">
      <style:text-properties style:font-name="DejaVu Sans1" officeooo:rsid="0054024b"/>
    </style:style>
    <style:style style:name="T41" style:family="text">
      <style:text-properties style:font-name="DejaVu Sans1" officeooo:rsid="0020d26d"/>
    </style:style>
    <style:style style:name="T42" style:family="text">
      <style:text-properties style:font-name="DejaVu Sans1" officeooo:rsid="005b8443"/>
    </style:style>
    <style:style style:name="T43" style:family="text">
      <style:text-properties style:font-name="DejaVu Sans1" officeooo:rsid="00219009"/>
    </style:style>
    <style:style style:name="T44" style:family="text">
      <style:text-properties style:font-name="DejaVu Sans1" officeooo:rsid="005fb127"/>
    </style:style>
    <style:style style:name="T45" style:family="text">
      <style:text-properties style:font-name="DejaVu Sans1" officeooo:rsid="005efec6"/>
    </style:style>
    <style:style style:name="T46" style:family="text">
      <style:text-properties officeooo:rsid="005b8443"/>
    </style:style>
    <style:style style:name="T47" style:family="text">
      <style:text-properties officeooo:rsid="005c1751"/>
    </style:style>
    <style:style style:name="T48" style:family="text">
      <style:text-properties officeooo:rsid="001a5cef"/>
    </style:style>
    <style:style style:name="T49" style:family="text">
      <style:text-properties officeooo:rsid="008cada8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1" text:anchor-type="paragraph" svg:width="6.2626in" draw:z-index="0"><draw:text-box fo:min-height="2.8945in"><text:p text:style-name="P22"><text:span text:style-name="T13">Sym</text:span><text:tab/><text:span text:style-name="T13">Example</text:span><text:tab/><text:span text:style-name="T15">IPA</text:span><text:tab/><text:span text:style-name="T13">SndSpell</text:span><text:span text:style-name="T8"><text:tab/><text:tab/></text:span><text:span text:style-name="T14">Sym</text:span><text:span text:style-name="T9"><text:tab/></text:span><text:span text:style-name="T14">Example</text:span><text:span text:style-name="T9"><text:tab/></text:span><text:span text:style-name="T15">IPA</text:span><text:span text:style-name="T9"><text:tab/></text:span><text:span text:style-name="T14">SndSpell</text:span></text:p><text:p text:style-name="P5"><text:span text:style-name="T17">ā<text:tab/></text:span><text:span text:style-name="T18">f</text:span><text:span text:style-name="T17">ā</text:span><text:span text:style-name="T18">te<text:tab/><text:tab/></text:span><text:span text:style-name="T28">e</text:span><text:span text:style-name="T36">ɪ</text:span><text:span text:style-name="T18"><text:tab/></text:span><text:span text:style-name="T19">ay<text:tab/><text:tab/><text:tab/></text:span><text:span text:style-name="T11">ĭ</text:span><text:span text:style-name="T20"><text:tab/></text:span><text:span text:style-name="T21">char’</text:span><text:span text:style-name="T11">ĭ</text:span><text:span text:style-name="T21">ty<text:tab/></text:span><text:span text:style-name="T36">ə</text:span><text:span text:style-name="T21"><text:tab/></text:span><text:span text:style-name="T22">uh</text:span></text:p><text:p text:style-name="P6"><text:span text:style-name="T27">a̐</text:span><text:span text:style-name="T17"><text:tab/></text:span><text:span text:style-name="T18">v</text:span><text:span text:style-name="T27">a̐</text:span><text:span text:style-name="T18">-ca’tion<text:tab/></text:span><text:span text:style-name="T36">ə, </text:span><text:span text:style-name="T28">e</text:span><text:span text:style-name="T36">ɪ</text:span><text:span text:style-name="T18"><text:tab/></text:span><text:span text:style-name="T23">uh</text:span><text:span text:style-name="T22">, </text:span><text:span text:style-name="T23">ay <text:s/><text:tab/><text:tab/></text:span><text:span text:style-name="T20">ō<text:tab/></text:span><text:span text:style-name="T21">n</text:span><text:span text:style-name="T20">ō</text:span><text:span text:style-name="T21">te<text:tab/><text:tab/></text:span><text:span text:style-name="T29">o</text:span><text:span text:style-name="T37">ʊ</text:span><text:span text:style-name="T21"><text:tab/></text:span><text:span text:style-name="T19">oh</text:span></text:p><text:p text:style-name="P7">â<text:tab/><text:span text:style-name="T31">c</text:span>â<text:span text:style-name="T31">re<text:tab/><text:tab/></text:span><text:span text:style-name="T41">ɛ</text:span><text:span text:style-name="T46">r<text:tab/>ehr<text:tab/><text:tab/><text:tab/>o̐</text:span><text:span text:style-name="T20"><text:tab/></text:span><text:span text:style-name="T18">o̐</text:span><text:span text:style-name="T21">-bey’<text:tab/><text:tab/></text:span><text:span text:style-name="T36">ə, </text:span><text:span text:style-name="T29">o</text:span><text:span text:style-name="T37">ʊ</text:span><text:span text:style-name="T21"><text:tab/></text:span><text:span text:style-name="T22">u</text:span><text:span text:style-name="T19">h, </text:span><text:span text:style-name="T23">oh</text:span></text:p><text:p text:style-name="P8">ă<text:tab/>ă<text:span text:style-name="T31">dd<text:tab/><text:tab/></text:span><text:span text:style-name="T41">æ</text:span><text:span text:style-name="T31"><text:tab/>a<text:tab/><text:tab/><text:tab/></text:span><text:span text:style-name="T20">ô<text:tab/>ô</text:span><text:span text:style-name="T21">rb<text:tab/><text:tab/></text:span><text:span text:style-name="T35">ɔ</text:span><text:span text:style-name="T21">, </text:span><text:span text:style-name="T35">ɔ</text:span><text:span text:style-name="T38">r</text:span><text:span text:style-name="T21"><text:tab/></text:span><text:span text:style-name="T24">ao, </text:span><text:span text:style-name="T19">ohr</text:span></text:p><text:p text:style-name="P12">ɑ̆<text:span text:style-name="T17"><text:tab/></text:span><text:span text:style-name="T18">in’f</text:span>ɑ̆<text:span text:style-name="T18">nt<text:tab/><text:tab/></text:span><text:span text:style-name="T36">ə</text:span><text:span text:style-name="T18"><text:tab/></text:span><text:span text:style-name="T19">uh<text:tab/><text:tab/><text:tab/></text:span><text:span text:style-name="T20">ŏ<text:tab/>ŏ</text:span><text:span text:style-name="T21">dd<text:tab/><text:tab/></text:span><text:span text:style-name="T39">ɑ</text:span><text:span text:style-name="T21"><text:tab/></text:span><text:span text:style-name="T19">o</text:span></text:p><text:p text:style-name="P9">ä<text:tab/>ä<text:span text:style-name="T31">rm<text:tab/><text:tab/></text:span><text:span text:style-name="T41">ɑ</text:span><text:span text:style-name="T47">r<text:tab/>ahr<text:tab/><text:tab/><text:tab/>o̊</text:span><text:span text:style-name="T20"><text:tab/></text:span><text:span text:style-name="T21">s</text:span><text:span text:style-name="T18">o̊</text:span><text:span text:style-name="T21">ft<text:tab/><text:tab/></text:span><text:span text:style-name="T35">ɔ</text:span><text:span text:style-name="T21"><text:tab/></text:span><text:span text:style-name="T22">a</text:span><text:span text:style-name="T19">o</text:span></text:p><text:p text:style-name="P10">ȧ<text:tab/>ȧ<text:span text:style-name="T31">sk<text:tab/><text:tab/></text:span><text:span text:style-name="T41">ɑ</text:span><text:span text:style-name="T31"><text:tab/>ah<text:tab/><text:tab/><text:tab/></text:span><text:span text:style-name="T11">ŏ</text:span><text:span text:style-name="T20"><text:tab/></text:span><text:span text:style-name="T21">c</text:span><text:span text:style-name="T11">ŏ</text:span><text:span text:style-name="T21">n-nect’<text:tab/></text:span><text:span text:style-name="T36">ə</text:span><text:span text:style-name="T21"><text:tab/></text:span><text:span text:style-name="T19">uh</text:span></text:p><text:p text:style-name="P11"><text:span text:style-name="T10">ɑ̇</text:span><text:span text:style-name="T17"><text:tab/></text:span><text:span text:style-name="T18">so’f</text:span><text:span text:style-name="T10">ɑ̇</text:span><text:span text:style-name="T17"><text:tab/><text:tab/></text:span><text:span text:style-name="T36">ə</text:span><text:span text:style-name="T17"><text:tab/></text:span><text:span text:style-name="T19">uh<text:tab/><text:tab/><text:tab/></text:span><text:span text:style-name="T20">oi<text:tab/></text:span><text:span text:style-name="T21">oil<text:tab/><text:tab/></text:span><text:span text:style-name="T35">ɔ</text:span><text:span text:style-name="T34">ɪ</text:span><text:span text:style-name="T21"><text:tab/></text:span><text:span text:style-name="T19">oy</text:span></text:p><text:p text:style-name="P14">ē<text:tab/><text:span text:style-name="T32">m</text:span>ē<text:span text:style-name="T32">te<text:tab/><text:tab/>i:<text:tab/>ee<text:tab/><text:tab/><text:tab/>o͞o<text:tab/>mo͞on<text:tab/><text:tab/>u<text:tab/>oo</text:span></text:p><text:p text:style-name="P15">ę̄<text:tab/><text:span text:style-name="T32">h</text:span>ę̄<text:span text:style-name="T32">re<text:tab/><text:tab/></text:span><text:span text:style-name="T43">ɪ</text:span><text:span text:style-name="T47">r<text:tab/>ihr<text:tab/><text:tab/><text:tab/>o͝o<text:tab/>bo͝ok<text:tab/><text:tab/></text:span><text:span text:style-name="T45">ʊ</text:span><text:span text:style-name="T47"><text:tab/>uu</text:span></text:p><text:p text:style-name="P16"><text:span text:style-name="T33">e̐</text:span><text:tab/><text:span text:style-name="T33">e̐-vent’<text:tab/><text:tab/></text:span><text:span text:style-name="T40">ɪ</text:span><text:span text:style-name="T33">, i:<text:tab/>i, ee<text:tab/><text:tab/><text:tab/>ou<text:tab/>out<text:tab/><text:tab/>a</text:span><text:span text:style-name="T45">ʊ</text:span><text:span text:style-name="T33"><text:tab/>ow</text:span></text:p><text:p text:style-name="P17">ĕ<text:tab/><text:span text:style-name="T32">m</text:span>ĕ<text:span text:style-name="T32">t<text:tab/><text:tab/></text:span><text:span text:style-name="T41">ɛ</text:span><text:span text:style-name="T32"><text:tab/>e<text:tab/><text:tab/><text:tab/>ū<text:tab/>cūbe<text:tab/><text:tab/>u<text:tab/>oo</text:span></text:p><text:p text:style-name="P13">ĕ<text:span text:style-name="T17"><text:tab/></text:span><text:span text:style-name="T21">si’l</text:span>ĕ<text:span text:style-name="T21">nt<text:tab/><text:tab/></text:span><text:span text:style-name="T36">ə</text:span><text:span text:style-name="T21"><text:tab/></text:span><text:span text:style-name="T19">uh<text:tab/><text:tab/><text:tab/></text:span><text:span text:style-name="T27">u̐</text:span><text:span text:style-name="T25"><text:tab/></text:span><text:span text:style-name="T27">u̐</text:span><text:span text:style-name="T21">-nite’<text:tab/><text:tab/></text:span><text:span text:style-name="T30">ju</text:span><text:span text:style-name="T21"><text:tab/></text:span><text:span text:style-name="T26">yoo</text:span></text:p><text:p text:style-name="P18">ẽ<text:tab/><text:span text:style-name="T32">ma’k</text:span>ẽ<text:span text:style-name="T32">r<text:tab/><text:tab/></text:span><text:span text:style-name="T43">ɝ</text:span><text:span text:style-name="T32"><text:tab/>uhr<text:tab/><text:tab/><text:tab/>û<text:tab/>ûrn<text:tab/><text:tab/></text:span><text:span text:style-name="T43">ɝ</text:span><text:span text:style-name="T32"><text:tab/>uhr</text:span></text:p><text:p text:style-name="P19">ī<text:tab/>ī<text:span text:style-name="T32">ce<text:tab/><text:tab/></text:span><text:span text:style-name="T43">a</text:span><text:span text:style-name="T40">ɪ</text:span><text:span text:style-name="T48"><text:tab/>iy<text:tab/><text:tab/><text:tab/>ŭ<text:tab/>ŭp<text:tab/><text:tab/></text:span><text:span text:style-name="T44">ᴧ</text:span><text:span text:style-name="T48"><text:tab/>u</text:span></text:p><text:p text:style-name="P19">ĭ<text:tab/>ĭ<text:span text:style-name="T32">ll<text:tab/><text:tab/></text:span><text:span text:style-name="T40">ɪ</text:span><text:span text:style-name="T33">, i:<text:tab/>i, ee<text:tab/><text:tab/><text:tab/></text:span><text:span text:style-name="T12">ŭ</text:span><text:span text:style-name="T16"><text:tab/>cir’c</text:span><text:span text:style-name="T12">ŭ</text:span><text:span text:style-name="T32">s<text:tab/><text:tab/></text:span><text:span text:style-name="T42">ə</text:span><text:span text:style-name="T32"><text:tab/>uh</text:span></text:p></draw:text-box></draw:frame></text:p>
      <text:p text:style-name="P23"><text:bookmark-start text:name="__DdeLink__444_2125124501"/></text:p>
      <text:p text:style-name="P4"><text:bookmark-end text:name="__DdeLink__444_212512450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Table 1: <text:span text:style-name="T49">BibleVox Interpretation of Westminster Vowel </text:span>Diacritical Markup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1ff3cc" officeooo:paragraph-rsid="001ff3cc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officeooo:rsid="00269b62" officeooo:paragraph-rsid="00269b62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2pt" fo:font-weight="normal" officeooo:rsid="0072e252" officeooo:paragraph-rsid="0072e252" style:font-size-asian="12pt" style:font-weight-asian="normal" style:font-size-complex="12pt" style:font-weight-complex="normal"/>
    </style:style>
    <style:style style:name="MT1" style:family="text">
      <style:text-properties officeooo:rsid="008d187d"/>
    </style:style>
    <style:style style:name="MT2" style:family="text">
      <style:text-properties officeooo:rsid="00774fe8"/>
    </style:style>
    <style:style style:name="MT3" style:family="text">
      <style:text-properties officeooo:rsid="007520c1"/>
    </style:style>
    <style:style style:name="MT4" style:family="text">
      <style:text-properties officeooo:rsid="004b3df9"/>
    </style:style>
    <style:style style:name="MT5" style:family="text">
      <style:text-properties officeooo:rsid="00522635"/>
    </style:style>
    <style:style style:name="MT6" style:family="text">
      <style:text-properties officeooo:rsid="007d7237"/>
    </style:style>
    <style:style style:name="MT7" style:family="text">
      <style:text-properties officeooo:rsid="0091b0a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ibleVox Interpretation of The </text:span>Westminster Dictionary of the Bible <text:span text:style-name="MT2">Vowel </text:span>Diacritical <text:span text:style-name="MT3">Markup</text:span></text:p>
        <text:p text:style-name="MP2">(<text:span text:style-name="MT4">By: MEAdams, Version:</text:span> 201<text:span text:style-name="MT5">7</text:span>-0<text:span text:style-name="MT5">5</text:span>-<text:span text:style-name="MT5">03</text:span>)</text:p>
        <text:p text:style-name="MP3">Note: T<text:span text:style-name="MT6">able 1</text:span> <text:span text:style-name="MT7">r</text:span>equire<text:span text:style-name="MT6">s</text:span> DejaVu Sans fon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9:27:26.437970270</meta:creation-date>
    <dc:date>2017-05-03T17:00:49.603058687</dc:date>
    <meta:editing-duration>PT4H50M41S</meta:editing-duration>
    <meta:editing-cycles>93</meta:editing-cycles>
    <meta:generator>LibreOffice/5.1.6.2$Linux_X86_64 LibreOffice_project/10m0$Build-2</meta:generator>
    <meta:print-date>2017-05-03T17:00:55.378123504</meta:print-date>
    <meta:document-statistic meta:table-count="0" meta:image-count="0" meta:object-count="0" meta:page-count="1" meta:paragraph-count="21" meta:word-count="178" meta:character-count="794" meta:non-whitespace-character-count="574"/>
  </office:meta>
</office:document-meta>
</file>